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6.0.oxt&#13;Update file created : emph.update.xml&#13;&#13;26.04.2021 18:48:4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6.0.oxt&#13;Update file created : emph-A.update.xml&#13;&#13;26.04.2021 18:48: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3.oxt&#13;Update file created : emph-L.update.xml&#13;&#13;26.04.2021 18:08: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97287825061795625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08362677578224206" text:style-name="L2">
        <text:list-item>
          <text:p text:style-name="P49">Version 2.1.2 :</text:p>
        </text:list-item>
      </text:list>
      <text:list xml:id="list9168708646954890317" text:style-name="L3">
        <text:list-item>
          <text:list>
            <text:list-item>
              <text:p text:style-name="P50">Localized help : resolved non-functional hyperlink due to API incompatibility introduced by Apache OpenOffice 4.1 (and LibreOffice 4.0).</text:p>
            </text:list-item>
          </text:list>
        </text:list-item>
      </text:list>
      <text:list xml:id="list38707696" text:continue-list="list5108362677578224206" text:style-name="L2">
        <text:list-item>
          <text:p text:style-name="P49">Version 2.1.1 :</text:p>
        </text:list-item>
      </text:list>
      <text:list xml:id="list476543989048352456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8705601" text:continue-list="list38707696" text:style-name="L2">
        <text:list-item>
          <text:p text:style-name="P49">Version 2.1.0 :</text:p>
        </text:list-item>
      </text:list>
      <text:list xml:id="list13470449100068452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8722419" text:continue-list="list38705601" text:style-name="L2">
        <text:list-item>
          <text:p text:style-name="P49">Version 2.0.0 :</text:p>
        </text:list-item>
      </text:list>
      <text:list xml:id="list496098699782251695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8705317" text:continue-list="list38722419" text:style-name="L2">
        <text:list-item>
          <text:p text:style-name="P49">Version 1.5.3 :</text:p>
        </text:list-item>
      </text:list>
      <text:list xml:id="list489652386580380887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481902559795097345"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59278437670592641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4107871699116882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2074177128710070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2634580922212278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3068685218520967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74122860685258151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6588868213272716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20614708636040559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56651224321140751" text:style-name="L17">
        <text:list-item>
          <text:p text:style-name="P64">Arg1 : <text:span text:style-name="InstructionMacro">String</text:span> : mandatory, type of control used for the button</text:p>
        </text:list-item>
      </text:list>
      <text:list xml:id="list189187855932474936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0940209287760890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7374352135430247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98140521659179020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97953875823482219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39874402324467855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02416010249037127"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29875541781457850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9782147427047519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235414133653719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4062537619921696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3237089355742832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64208140330573276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21346051884690371"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0320339911846863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073284808277090998"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1298792598139663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39699839357306556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837914777733197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165258907992037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7274910914468293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7075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68750666164833874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5108291711936381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610112561576115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3</dc:date>
     <text:p>internal</text:p>
     <text:p>Page2</text:p>
     <text:p/>
    </office:annotation>Paragraph styles</text:p>
      <text:p text:style-name="P28"><office:annotation>
     <dc:creator>BM</dc:creator>
     <dc:date>2008-03-13T00:00:00.33</dc:date>
     <text:p>internal</text:p>
     <text:p>Page7</text:p>
     <text:p/>
    </office:annotation>Hyperlinks</text:p>
      <text:p text:style-name="hlp_5f_paragraph"><text:span text:style-name="T14"><office:annotation>
      <dc:creator>BM</dc:creator>
      <dc:date>2008-03-13T00:00:00.33</dc:date>
      <text:p>internal</text:p>
      <text:p>Page3</text:p>
      <text:p/>
     </office:annotation></text:span><text:span text:style-name="T14">Text formatting</text:span></text:p>
      <text:p text:style-name="P28"><office:annotation>
     <dc:creator>BM</dc:creator>
     <dc:date>2008-03-26T00:00:00.3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4</dc:date>
     <text:p>external</text:p>
     <text:p>text/swriter/main0210.xhp</text:p>
     <text:p/>
    </office:annotation><text:span text:style-name="T14">Preview topic</text:span> </text:p>
      <text:p text:style-name="hlp_5f_paragraph">This hyperlink displays <text:s/><office:annotation>
     <dc:creator>BM</dc:creator>
     <dc:date>2008-03-15T00:00:00.3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711963" text:continue-list="list45837914777733197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698311" text:continue-list="list387075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35</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35</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8725594" text:continue-list="list387119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6.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